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f849b" officeooo:paragraph-rsid="000f849b"/>
    </style:style>
    <style:style style:name="P2" style:family="paragraph" style:parent-style-name="Standard">
      <style:text-properties officeooo:paragraph-rsid="000f849b"/>
    </style:style>
    <style:style style:name="P3" style:family="paragraph" style:parent-style-name="Standard">
      <style:text-properties fo:font-weight="bold" officeooo:rsid="000f849b" officeooo:paragraph-rsid="000f849b" style:font-weight-asian="bold" style:font-weight-complex="bold"/>
    </style:style>
    <style:style style:name="T1" style:family="text">
      <style:text-properties officeooo:rsid="000f84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COLA MUNICIPAL DE MAÓ </text:p>
      <text:p text:style-name="Standard"/>
      <text:p text:style-name="Standard"/>
      <text:p text:style-name="Standard">PREINSCRIPCIONS PER AL CURS <text:span text:style-name="T1">2024-2025</text:span></text:p>
      <text:p text:style-name="Standard"/>
      <text:p text:style-name="Standard"/>
      <text:p text:style-name="Standard"/>
      <text:p text:style-name="P1">Anunciem que les noves inscripcións per a l’escola municipal de Música ceràmica i pintura de Maó queden obertes </text:p>
      <text:p text:style-name="Standard"/>
      <text:p text:style-name="Standard">Termini d'inscripció: de<text:span text:style-name="T1">l 25 d’octubre al 3 de novembre telemàticament I del 29 al 30 d’octubre presencialment a l’oficina de l’escola.</text:span></text:p>
      <text:p text:style-name="Standard"/>
      <text:p text:style-name="Standard"/>
      <text:p text:style-name="Standard"/>
      <text:p text:style-name="P3">Informació:</text:p>
      <text:p text:style-name="Standard"/>
      <text:p text:style-name="Standard">Lloc: <text:s/><text:span text:style-name="T1">Escola Múnicipal de Maó</text:span></text:p>
      <text:p text:style-name="Standard">C/ <text:span text:style-name="T1">Claustre del Carme, 5. 1r pis</text:span></text:p>
      <text:p text:style-name="Standard">MAÓ</text:p>
      <text:p text:style-name="Standard">Tel. 971 36 20 21</text:p>
      <text:p text:style-name="P2"><text:span text:style-name="T1">a/e: </text:span>escoles_municipals@ajmao.org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9:13:39.266814189</meta:creation-date>
    <dc:date>2024-11-05T09:23:22.972403135</dc:date>
    <meta:editing-duration>PT9M44S</meta:editing-duration>
    <meta:editing-cycles>1</meta:editing-cycles>
    <meta:document-statistic meta:table-count="0" meta:image-count="0" meta:object-count="0" meta:page-count="1" meta:paragraph-count="10" meta:word-count="69" meta:character-count="434" meta:non-whitespace-character-count="372"/>
    <meta:generator>LibreOffice/24.2.5.2$Linux_X86_64 LibreOffice_project/420$Build-2</meta:generator>
  </office:meta>
</office:document-meta>
</file>